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ValueRef.ge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ValueRef.XmlValueRef( XmlAnySimpleType x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mlValueRef.XmlValueRef( SchemaType . Ref typeref , Object init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